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11a2f5"/>
    </style:style>
    <style:style style:name="P4" style:family="paragraph" style:parent-style-name="Standard">
      <style:text-properties style:font-name="Gadugi" officeooo:rsid="0001a1fd" officeooo:paragraph-rsid="0001a1fd"/>
    </style:style>
    <style:style style:name="P5" style:family="paragraph" style:parent-style-name="Standard">
      <style:text-properties style:font-name="Gadugi" officeooo:rsid="0001a1fd" officeooo:paragraph-rsid="0011a2f5"/>
    </style:style>
    <style:style style:name="P6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7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8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9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0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1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60cb3b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62c748" style:font-weight-asian="bold" style:font-weight-complex="bold"/>
    </style:style>
    <style:style style:name="P42" style:family="paragraph" style:parent-style-name="Standard">
      <style:text-properties style:font-name="Gadugi" fo:font-weight="bold" officeooo:rsid="0001a1fd" officeooo:paragraph-rsid="00655f0d" style:font-weight-asian="bold" style:font-weight-complex="bold"/>
    </style:style>
    <style:style style:name="P43" style:family="paragraph" style:parent-style-name="Standard">
      <style:text-properties style:font-name="Gadugi" fo:font-weight="bold" officeooo:rsid="0001a1fd" officeooo:paragraph-rsid="006bae70" style:font-weight-asian="bold" style:font-weight-complex="bold"/>
    </style:style>
    <style:style style:name="P44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1a1fd" officeooo:paragraph-rsid="006bae70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2079a" officeooo:paragraph-rsid="006bae70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1c055a" officeooo:paragraph-rsid="00655f0d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71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72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73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74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75" style:family="paragraph" style:parent-style-name="Standard">
      <style:text-properties officeooo:paragraph-rsid="0002079a"/>
    </style:style>
    <style:style style:name="P176" style:family="paragraph" style:parent-style-name="Standard">
      <style:text-properties officeooo:paragraph-rsid="000875c0"/>
    </style:style>
    <style:style style:name="P177" style:family="paragraph" style:parent-style-name="Standard">
      <style:text-properties officeooo:rsid="0009e350" officeooo:paragraph-rsid="0009e350"/>
    </style:style>
    <style:style style:name="P178" style:family="paragraph" style:parent-style-name="Standard">
      <style:text-properties officeooo:paragraph-rsid="000b3ecc"/>
    </style:style>
    <style:style style:name="P179" style:family="paragraph" style:parent-style-name="Standard">
      <style:text-properties officeooo:paragraph-rsid="000c6ea2"/>
    </style:style>
    <style:style style:name="P180" style:family="paragraph" style:parent-style-name="Standard">
      <style:text-properties officeooo:paragraph-rsid="00100777"/>
    </style:style>
    <style:style style:name="P181" style:family="paragraph" style:parent-style-name="Standard">
      <style:text-properties officeooo:paragraph-rsid="0011a2f5"/>
    </style:style>
    <style:style style:name="P182" style:family="paragraph" style:parent-style-name="Standard">
      <style:text-properties fo:font-size="12pt" style:font-size-asian="12pt" style:font-size-complex="12pt"/>
    </style:style>
    <style:style style:name="P183" style:family="paragraph" style:parent-style-name="Standard">
      <style:text-properties officeooo:paragraph-rsid="0019d4f8"/>
    </style:style>
    <style:style style:name="P184" style:family="paragraph" style:parent-style-name="Standard">
      <style:text-properties officeooo:paragraph-rsid="0021038e"/>
    </style:style>
    <style:style style:name="P185" style:family="paragraph" style:parent-style-name="Standard">
      <style:text-properties officeooo:paragraph-rsid="0025e663"/>
    </style:style>
    <style:style style:name="P186" style:family="paragraph" style:parent-style-name="Standard">
      <style:text-properties officeooo:rsid="0027fcd3" officeooo:paragraph-rsid="0027fcd3"/>
    </style:style>
    <style:style style:name="P187" style:family="paragraph" style:parent-style-name="Standard">
      <style:text-properties officeooo:paragraph-rsid="002b7811"/>
    </style:style>
    <style:style style:name="P188" style:family="paragraph" style:parent-style-name="Standard">
      <style:text-properties officeooo:paragraph-rsid="002c637f"/>
    </style:style>
    <style:style style:name="P189" style:family="paragraph" style:parent-style-name="Standard">
      <style:text-properties officeooo:paragraph-rsid="002e29bb"/>
    </style:style>
    <style:style style:name="P190" style:family="paragraph" style:parent-style-name="Standard">
      <style:text-properties officeooo:paragraph-rsid="002ee384"/>
    </style:style>
    <style:style style:name="P191" style:family="paragraph" style:parent-style-name="Standard">
      <style:text-properties officeooo:rsid="00312eea" officeooo:paragraph-rsid="00312eea"/>
    </style:style>
    <style:style style:name="P192" style:family="paragraph" style:parent-style-name="Standard">
      <style:text-properties officeooo:paragraph-rsid="003a34d7"/>
    </style:style>
    <style:style style:name="P193" style:family="paragraph" style:parent-style-name="Standard">
      <style:text-properties officeooo:paragraph-rsid="003ba73e"/>
    </style:style>
    <style:style style:name="P194" style:family="paragraph" style:parent-style-name="Standard">
      <style:text-properties officeooo:paragraph-rsid="003df03f"/>
    </style:style>
    <style:style style:name="P195" style:family="paragraph" style:parent-style-name="Standard">
      <style:text-properties officeooo:paragraph-rsid="0041759d"/>
    </style:style>
    <style:style style:name="P196" style:family="paragraph" style:parent-style-name="Standard">
      <style:text-properties officeooo:paragraph-rsid="0042cb80"/>
    </style:style>
    <style:style style:name="P197" style:family="paragraph" style:parent-style-name="Standard">
      <style:text-properties officeooo:paragraph-rsid="00457885"/>
    </style:style>
    <style:style style:name="P198" style:family="paragraph" style:parent-style-name="Standard">
      <style:text-properties officeooo:paragraph-rsid="004629dc"/>
    </style:style>
    <style:style style:name="P199" style:family="paragraph" style:parent-style-name="Standard">
      <style:text-properties officeooo:paragraph-rsid="0047e46c"/>
    </style:style>
    <style:style style:name="P200" style:family="paragraph" style:parent-style-name="Standard">
      <style:text-properties officeooo:paragraph-rsid="0049464d"/>
    </style:style>
    <style:style style:name="P201" style:family="paragraph" style:parent-style-name="Standard">
      <style:text-properties officeooo:paragraph-rsid="004c66ec"/>
    </style:style>
    <style:style style:name="P202" style:family="paragraph" style:parent-style-name="Standard">
      <style:text-properties officeooo:paragraph-rsid="004cb620"/>
    </style:style>
    <style:style style:name="P203" style:family="paragraph" style:parent-style-name="Standard">
      <style:text-properties officeooo:paragraph-rsid="00503d9a"/>
    </style:style>
    <style:style style:name="P204" style:family="paragraph" style:parent-style-name="Standard">
      <style:text-properties officeooo:paragraph-rsid="0051d835"/>
    </style:style>
    <style:style style:name="P205" style:family="paragraph" style:parent-style-name="Standard">
      <style:text-properties officeooo:rsid="0053f797" officeooo:paragraph-rsid="0053f797"/>
    </style:style>
    <style:style style:name="P206" style:family="paragraph" style:parent-style-name="Standard">
      <style:text-properties officeooo:paragraph-rsid="00560cc2"/>
    </style:style>
    <style:style style:name="P207" style:family="paragraph" style:parent-style-name="Standard">
      <style:text-properties officeooo:paragraph-rsid="00577540"/>
    </style:style>
    <style:style style:name="P208" style:family="paragraph" style:parent-style-name="Standard">
      <style:text-properties officeooo:paragraph-rsid="0058b204"/>
    </style:style>
    <style:style style:name="P209" style:family="paragraph" style:parent-style-name="Standard">
      <style:text-properties officeooo:paragraph-rsid="005a099f"/>
    </style:style>
    <style:style style:name="P210" style:family="paragraph" style:parent-style-name="Standard">
      <style:text-properties officeooo:paragraph-rsid="005cb242"/>
    </style:style>
    <style:style style:name="P211" style:family="paragraph" style:parent-style-name="Standard">
      <style:text-properties officeooo:paragraph-rsid="005d907b"/>
    </style:style>
    <style:style style:name="P212" style:family="paragraph" style:parent-style-name="Standard">
      <style:text-properties officeooo:paragraph-rsid="005e8874"/>
    </style:style>
    <style:style style:name="P213" style:family="paragraph" style:parent-style-name="Standard">
      <style:text-properties officeooo:paragraph-rsid="005f36c3"/>
    </style:style>
    <style:style style:name="P214" style:family="paragraph" style:parent-style-name="Standard">
      <style:text-properties officeooo:paragraph-rsid="0060cb3b"/>
    </style:style>
    <style:style style:name="P215" style:family="paragraph" style:parent-style-name="Standard">
      <style:text-properties officeooo:paragraph-rsid="0062c748"/>
    </style:style>
    <style:style style:name="P216" style:family="paragraph" style:parent-style-name="Standard">
      <style:text-properties officeooo:paragraph-rsid="00655f0d"/>
    </style:style>
    <style:style style:name="P217" style:family="paragraph" style:parent-style-name="Standard">
      <style:text-properties officeooo:paragraph-rsid="006bae70"/>
    </style:style>
    <style:style style:name="P218" style:family="paragraph" style:parent-style-name="Standard">
      <style:text-properties officeooo:paragraph-rsid="006bb3ac"/>
    </style:style>
    <style:style style:name="P219" style:family="paragraph" style:parent-style-name="Text_20_body">
      <style:text-properties officeooo:rsid="0019d4f8" officeooo:paragraph-rsid="0019d4f8"/>
    </style:style>
    <style:style style:name="P220" style:family="paragraph" style:parent-style-name="Text_20_body">
      <style:text-properties officeooo:paragraph-rsid="0021038e"/>
    </style:style>
    <style:style style:name="P221" style:family="paragraph" style:parent-style-name="Text_20_body">
      <style:text-properties officeooo:paragraph-rsid="0025e663"/>
    </style:style>
    <style:style style:name="P222" style:family="paragraph" style:parent-style-name="Text_20_body">
      <style:text-properties officeooo:paragraph-rsid="002b7811"/>
    </style:style>
    <style:style style:name="P223" style:family="paragraph" style:parent-style-name="Text_20_body">
      <style:text-properties officeooo:paragraph-rsid="002e29bb"/>
    </style:style>
    <style:style style:name="P224" style:family="paragraph" style:parent-style-name="Text_20_body">
      <style:text-properties officeooo:paragraph-rsid="002ee384"/>
    </style:style>
    <style:style style:name="P225" style:family="paragraph" style:parent-style-name="Text_20_body">
      <style:text-properties officeooo:paragraph-rsid="003a34d7"/>
    </style:style>
    <style:style style:name="P226" style:family="paragraph" style:parent-style-name="Text_20_body">
      <style:text-properties officeooo:paragraph-rsid="003ba73e"/>
    </style:style>
    <style:style style:name="P227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28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29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30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31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32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33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P234" style:family="paragraph" style:parent-style-name="Text_20_body">
      <style:text-properties style:font-name="Gadugi" fo:font-weight="normal" officeooo:rsid="0002079a" officeooo:paragraph-rsid="00655f0d" style:font-weight-asian="normal" style:font-weight-complex="normal"/>
    </style:style>
    <style:style style:name="P235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6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7" style:family="paragraph" style:parent-style-name="Text_20_body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8" style:family="paragraph" style:parent-style-name="Text_20_body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9" style:family="paragraph" style:parent-style-name="Text_20_body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0" style:family="paragraph" style:parent-style-name="Text_20_body">
      <style:text-properties officeooo:paragraph-rsid="006bae70"/>
    </style:style>
    <style:style style:name="P241" style:family="paragraph" style:parent-style-name="Heading_20_1">
      <style:text-properties style:font-name="Liberation Sans" fo:font-size="44pt" fo:font-weight="bold" officeooo:rsid="0001a1fd" officeooo:paragraph-rsid="006bae70" style:font-name-asian="Microsoft YaHei" style:font-size-asian="44pt" style:font-weight-asian="bold" style:font-name-complex="Mangal" style:font-size-complex="44pt" style:font-weight-complex="bold"/>
    </style:style>
    <style:style style:name="P242" style:family="paragraph" style:parent-style-name="Heading_20_2">
      <style:text-properties officeooo:paragraph-rsid="00384c96"/>
    </style:style>
    <style:style style:name="P243" style:family="paragraph" style:parent-style-name="Heading_20_2">
      <style:text-properties officeooo:paragraph-rsid="0021038e"/>
    </style:style>
    <style:style style:name="P244" style:family="paragraph" style:parent-style-name="Heading_20_2">
      <style:text-properties officeooo:paragraph-rsid="0025e663"/>
    </style:style>
    <style:style style:name="P245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6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7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8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9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0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1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2" style:family="paragraph" style:parent-style-name="Heading_20_2">
      <style:text-properties officeooo:paragraph-rsid="002b7811"/>
    </style:style>
    <style:style style:name="P253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54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55" style:family="paragraph" style:parent-style-name="Heading_20_2">
      <style:text-properties officeooo:paragraph-rsid="002c637f"/>
    </style:style>
    <style:style style:name="P256" style:family="paragraph" style:parent-style-name="Heading_20_2">
      <style:text-properties officeooo:paragraph-rsid="002e29bb"/>
    </style:style>
    <style:style style:name="P257" style:family="paragraph" style:parent-style-name="Heading_20_2">
      <style:text-properties officeooo:paragraph-rsid="002ee384"/>
    </style:style>
    <style:style style:name="P258" style:family="paragraph" style:parent-style-name="Heading_20_2">
      <style:text-properties officeooo:paragraph-rsid="003a34d7"/>
    </style:style>
    <style:style style:name="P259" style:family="paragraph" style:parent-style-name="Heading_20_2">
      <style:text-properties officeooo:paragraph-rsid="003ba73e"/>
    </style:style>
    <style:style style:name="P260" style:family="paragraph" style:parent-style-name="Heading_20_2">
      <style:text-properties officeooo:paragraph-rsid="006bae70"/>
    </style:style>
    <style:style style:name="P261" style:family="paragraph" style:parent-style-name="Heading_20_2">
      <style:text-properties officeooo:paragraph-rsid="0041759d"/>
    </style:style>
    <style:style style:name="P262" style:family="paragraph" style:parent-style-name="Heading_20_2">
      <style:text-properties officeooo:paragraph-rsid="0042cb80"/>
    </style:style>
    <style:style style:name="P263" style:family="paragraph" style:parent-style-name="Heading_20_2">
      <style:text-properties officeooo:paragraph-rsid="0049464d"/>
    </style:style>
    <style:style style:name="P264" style:family="paragraph" style:parent-style-name="Heading_20_2">
      <style:text-properties officeooo:paragraph-rsid="004c66ec"/>
    </style:style>
    <style:style style:name="P265" style:family="paragraph" style:parent-style-name="Heading_20_2">
      <style:text-properties officeooo:paragraph-rsid="004cb620"/>
    </style:style>
    <style:style style:name="P266" style:family="paragraph" style:parent-style-name="Heading_20_2">
      <style:text-properties officeooo:paragraph-rsid="0051d835"/>
    </style:style>
    <style:style style:name="P267" style:family="paragraph" style:parent-style-name="Heading_20_2">
      <style:text-properties officeooo:paragraph-rsid="00560cc2"/>
    </style:style>
    <style:style style:name="P268" style:family="paragraph" style:parent-style-name="Heading_20_2">
      <style:text-properties officeooo:paragraph-rsid="005e8874"/>
    </style:style>
    <style:style style:name="P269" style:family="paragraph" style:parent-style-name="Heading_20_2">
      <style:text-properties officeooo:paragraph-rsid="005f36c3"/>
    </style:style>
    <style:style style:name="P270" style:family="paragraph" style:parent-style-name="Heading_20_2">
      <style:text-properties officeooo:paragraph-rsid="0060cb3b"/>
    </style:style>
    <style:style style:name="P271" style:family="paragraph" style:parent-style-name="Heading_20_2">
      <style:text-properties officeooo:paragraph-rsid="0062c748"/>
    </style:style>
    <style:style style:name="P272" style:family="paragraph" style:parent-style-name="Heading_20_2">
      <style:text-properties officeooo:paragraph-rsid="00655f0d"/>
    </style:style>
    <style:style style:name="P273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274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275" style:family="paragraph" style:parent-style-name="Standard">
      <style:text-properties style:font-name="Gadugi" fo:font-weight="normal" officeooo:rsid="0001a1fd" officeooo:paragraph-rsid="0009e350" style:font-weight-asian="normal" style:font-weight-complex="normal"/>
    </style:style>
    <style:style style:name="P276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277" style:family="paragraph" style:parent-style-name="Standard">
      <style:text-properties style:font-name="Gadugi" officeooo:rsid="0001a1fd" officeooo:paragraph-rsid="000875c0"/>
    </style:style>
    <style:style style:name="P278" style:family="paragraph" style:parent-style-name="Standard">
      <style:text-properties style:font-name="Gadugi" officeooo:rsid="0003cd7a" officeooo:paragraph-rsid="000b3ecc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normal" officeooo:rsid="00655f0d" style:font-weight-asian="normal" style:font-weight-complex="normal"/>
    </style:style>
    <style:style style:name="T60" style:family="text">
      <style:text-properties style:font-name="Gadugi" fo:font-weight="normal" officeooo:rsid="00694b47" style:font-weight-asian="normal" style:font-weight-complex="normal"/>
    </style:style>
    <style:style style:name="T61" style:family="text">
      <style:text-properties style:font-name="Gadugi" fo:font-weight="normal" officeooo:rsid="006bae70" style:font-weight-asian="normal" style:font-weight-complex="normal"/>
    </style:style>
    <style:style style:name="T62" style:family="text">
      <style:text-properties style:font-name="Gadugi" fo:font-weight="normal" officeooo:rsid="006bb3ac" style:font-weight-asian="normal" style:font-weight-complex="normal"/>
    </style:style>
    <style:style style:name="T63" style:family="text">
      <style:text-properties style:font-name="Gadugi" fo:font-weight="normal" officeooo:rsid="006d4b52" style:font-weight-asian="normal" style:font-weight-complex="normal"/>
    </style:style>
    <style:style style:name="T64" style:family="text">
      <style:text-properties style:font-name="Gadugi" fo:font-weight="normal" officeooo:rsid="006f120a" style:font-weight-asian="normal" style:font-weight-complex="normal"/>
    </style:style>
    <style:style style:name="T65" style:family="text">
      <style:text-properties style:font-name="Gadugi" fo:font-weight="bold" officeooo:rsid="0002079a" style:font-weight-asian="bold" style:font-weight-complex="bold"/>
    </style:style>
    <style:style style:name="T66" style:family="text">
      <style:text-properties style:font-name="Gadugi" fo:font-weight="bold" officeooo:rsid="0001a1fd" style:font-weight-asian="bold" style:font-weight-complex="bold"/>
    </style:style>
    <style:style style:name="T67" style:family="text">
      <style:text-properties style:font-name="Gadugi" officeooo:rsid="0001a1fd"/>
    </style:style>
    <style:style style:name="T68" style:family="text">
      <style:text-properties style:font-name="Gadugi" officeooo:rsid="0009e350"/>
    </style:style>
    <style:style style:name="T69" style:family="text">
      <style:text-properties officeooo:rsid="0002079a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1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655f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6bae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96" style:family="text">
      <style:text-properties officeooo:rsid="0011a2f5"/>
    </style:style>
    <style:style style:name="T97" style:family="text">
      <style:text-properties officeooo:rsid="0009e350" style:font-name-asian="Microsoft YaHei" style:font-name-complex="Mangal"/>
    </style:style>
    <style:style style:name="T98" style:family="text">
      <style:text-properties officeooo:rsid="000c6ea2" style:font-name-asian="Microsoft YaHei" style:font-name-complex="Mangal"/>
    </style:style>
    <style:style style:name="T99" style:family="text">
      <style:text-properties officeooo:rsid="00100777" style:font-name-asian="Microsoft YaHei" style:font-name-complex="Mangal"/>
    </style:style>
    <style:style style:name="T100" style:family="text">
      <style:text-properties officeooo:rsid="0011a2f5" style:font-name-asian="Microsoft YaHei" style:font-name-complex="Mangal"/>
    </style:style>
    <style:style style:name="T101" style:family="text">
      <style:text-properties officeooo:rsid="00182eb3" style:font-name-asian="Microsoft YaHei" style:font-name-complex="Mangal"/>
    </style:style>
    <style:style style:name="T102" style:family="text">
      <style:text-properties officeooo:rsid="001b639e"/>
    </style:style>
    <style:style style:name="T103" style:family="text">
      <style:text-properties officeooo:rsid="002b7811"/>
    </style:style>
    <style:style style:name="T104" style:family="text">
      <style:text-properties officeooo:rsid="00384c96"/>
    </style:style>
    <style:style style:name="T105" style:family="text">
      <style:text-properties officeooo:rsid="00416e8a"/>
    </style:style>
    <style:style style:name="T106" style:family="text">
      <style:text-properties officeooo:rsid="0041759d"/>
    </style:style>
    <style:style style:name="T107" style:family="text">
      <style:text-properties officeooo:rsid="00458c4b"/>
    </style:style>
    <style:style style:name="T108" style:family="text">
      <style:text-properties officeooo:rsid="004629dc"/>
    </style:style>
    <style:style style:name="T109" style:family="text">
      <style:text-properties officeooo:rsid="004cb620"/>
    </style:style>
    <style:style style:name="T110" style:family="text">
      <style:text-properties officeooo:rsid="005665e8"/>
    </style:style>
    <style:style style:name="T111" style:family="text">
      <style:text-properties officeooo:rsid="005e8874"/>
    </style:style>
    <style:style style:name="T112" style:family="text">
      <style:text-properties officeooo:rsid="006bae70"/>
    </style:style>
    <style:style style:name="T11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42" text:outline-level="2">Rifle Aiming Idle</text:h>
      <text:p text:style-name="P4"><text:span text:style-name="T70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6">Values:</text:p>
      <text:p text:style-name="P44">Breath: 50</text:p>
      <text:p text:style-name="P44">Aim Height: 50</text:p>
      <text:p text:style-name="Standard">Direciton: 50</text:p>
      <text:p text:style-name="Standard">Overdrive: 50</text:p>
      <text:p text:style-name="P44">Character Arm-Space: 50</text:p>
      <text:p text:style-name="P44">Trim: 95 total frames</text:p>
      <text:p text:style-name="P44">Mirror: false</text:p>
      <text:p text:style-name="P44"/>
      <text:p text:style-name="P182">Combination of original <text:span text:style-name="T1">Rifle Aiming Idle </text:span>and <text:s/>Aiming Rifle Str<text:span text:style-name="T97">a</text:span>fe <text:span text:style-name="T98">Right </text:span><text:span text:style-name="T99">T</text:span><text:span text:style-name="T100">hird Speed </text:span><text:span text:style-name="T101">(combined within Blender)</text:span></text:p>
      <text:p text:style-name="P44"/>
      <text:p text:style-name="P111"/>
      <text:p text:style-name="P44"/>
      <text:h text:style-name="P242" text:outline-level="2">Rifle Aiming <text:span text:style-name="T71">Walking F</text:span><text:span text:style-name="T73">orward</text:span></text:h>
      <text:p text:style-name="P178"><text:span text:style-name="T66">Original name: </text:span><text:span text:style-name="T67">W</text:span><text:span text:style-name="T68">alking </text:span></text:p>
      <text:p text:style-name="P278"><text:a xlink:type="simple" xlink:href="https://www.mixamo.com/#/?page=1&amp;query=walking+rifle" text:style-name="Internet_20_link" text:visited-style-name="Visited_20_Internet_20_Link"><text:span text:style-name="T113">https://www.mixamo.com/#/?page=1&amp;query=walking+rifle</text:span></text:a></text:p>
      <text:p text:style-name="P9">Values:</text:p>
      <text:p text:style-name="P178"><text:span text:style-name="T6">S</text:span><text:span text:style-name="T7">tance</text:span><text:span text:style-name="T6">: 8</text:span><text:span text:style-name="T8">0</text:span></text:p>
      <text:p text:style-name="P118">Speed: 100</text:p>
      <text:p text:style-name="P178"><text:span text:style-name="T6">Overdrive: 6</text:span><text:span text:style-name="T8">5 – </text:span><text:span text:style-name="T64">new 66</text:span></text:p>
      <text:p text:style-name="P47">Character Arm-Space: 50</text:p>
      <text:p text:style-name="P178"><text:span text:style-name="T6">Trim: 2</text:span><text:span text:style-name="T7">3</text:span><text:span text:style-name="T6"> total frames – </text:span><text:span text:style-name="T64">new 22 Frames</text:span></text:p>
      <text:p text:style-name="P47">Mirror: false</text:p>
      <text:p text:style-name="P104"><text:span text:style-name="T69">I</text:span>n Place: true</text:p>
      <text:p text:style-name="P104"/>
      <text:p text:style-name="P111">Rough BPM: 165</text:p>
      <text:p text:style-name="P44"/>
      <text:h text:style-name="P242" text:outline-level="2">Rifle Aiming <text:span text:style-name="T71">Walking Backwards</text:span></text:h>
      <text:p text:style-name="P176"><text:span text:style-name="T66">Original name: </text:span><text:span text:style-name="T67">W</text:span><text:span text:style-name="T68">alking Backwards</text:span></text:p>
      <text:p text:style-name="P277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><text:soft-page-break/>Values:</text:p>
      <text:p text:style-name="P176"><text:span text:style-name="T6">S</text:span><text:span text:style-name="T7">tance</text:span><text:span text:style-name="T6">: 7</text:span><text:span text:style-name="T7">5</text:span></text:p>
      <text:p text:style-name="P177"><text:span text:style-name="T7">S</text:span><text:span text:style-name="T3">peed: 100</text:span></text:p>
      <text:p text:style-name="P46">Overdrive: 50</text:p>
      <text:p text:style-name="P46">Character Arm-Space: 50</text:p>
      <text:p text:style-name="P176"><text:span text:style-name="T6">Trim: 2</text:span><text:span text:style-name="T7">2</text:span><text:span text:style-name="T6"> total frames</text:span></text:p>
      <text:p text:style-name="P46">Mirror: false</text:p>
      <text:p text:style-name="P103"><text:span text:style-name="T69">I</text:span>n Place: true</text:p>
      <text:p text:style-name="P103"/>
      <text:p text:style-name="P111">Rough BPM: 165</text:p>
      <text:p text:style-name="P275"/>
      <text:p text:style-name="P44"/>
      <text:h text:style-name="P242" text:outline-level="2">Rifle Aiming Str<text:span text:style-name="T72">a</text:span>fe Left</text:h>
      <text:p text:style-name="P175"><text:span text:style-name="T65">Original Name:</text:span><text:span text:style-name="T4"> Strafe Left</text:span></text:p>
      <text:p text:style-name="P175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">Values:</text:p>
      <text:p text:style-name="P175"><text:span text:style-name="T6">B</text:span><text:span text:style-name="T5">ody Height</text:span><text:span text:style-name="T6">: 7</text:span><text:span text:style-name="T5">0</text:span></text:p>
      <text:p text:style-name="P175"><text:span text:style-name="T6">S</text:span><text:span text:style-name="T5">tride length</text:span><text:span text:style-name="T6">: 1</text:span><text:span text:style-name="T5">00</text:span></text:p>
      <text:p text:style-name="P175"><text:span text:style-name="T6">Overdrive: 7</text:span><text:span text:style-name="T5">5</text:span></text:p>
      <text:p text:style-name="P45">Character Arm-Space: 50</text:p>
      <text:p text:style-name="P175"><text:span text:style-name="T6">Trim: 2</text:span><text:span text:style-name="T5">2</text:span><text:span text:style-name="T6"> total frames</text:span></text:p>
      <text:p text:style-name="P75">Mirror: false</text:p>
      <text:p text:style-name="P102"><text:span text:style-name="T69">I</text:span>n Place: true</text:p>
      <text:p text:style-name="P102"/>
      <text:p text:style-name="P111">Rough BPM: 165</text:p>
      <text:p text:style-name="P102"/>
      <text:h text:style-name="P242" text:outline-level="2">Rifle Aiming Str<text:span text:style-name="T72">a</text:span>fe <text:span text:style-name="T74">Right</text:span></text:h>
      <text:p text:style-name="P179"><text:span text:style-name="T65">Original Name:</text:span><text:span text:style-name="T4"> Strafe R</text:span><text:span text:style-name="T9">ight</text:span></text:p>
      <text:p text:style-name="P179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10">Values:</text:p>
      <text:p text:style-name="P179"><text:span text:style-name="T6">B</text:span><text:span text:style-name="T5">ody Height</text:span><text:span text:style-name="T6">: 7</text:span><text:span text:style-name="T5">0</text:span></text:p>
      <text:p text:style-name="P179"><text:span text:style-name="T6">S</text:span><text:span text:style-name="T5">tride length</text:span><text:span text:style-name="T6">: 9</text:span><text:span text:style-name="T9">0</text:span></text:p>
      <text:p text:style-name="P179"><text:span text:style-name="T6">Overdrive: 7</text:span><text:span text:style-name="T5">5 – </text:span><text:span text:style-name="T63">new is 72</text:span></text:p>
      <text:p text:style-name="P48">Character Arm-Space: 50</text:p>
      <text:p text:style-name="P179"><text:span text:style-name="T6">Trim: 2</text:span><text:span text:style-name="T5">1</text:span><text:span text:style-name="T6"> total frames – </text:span><text:span text:style-name="T63">new is 22</text:span></text:p>
      <text:p text:style-name="P76">Mirror: false</text:p>
      <text:p text:style-name="P105"><text:span text:style-name="T69">I</text:span>n Place: true</text:p>
      <text:p text:style-name="P105"/>
      <text:p text:style-name="P111">Rough BPM: 165</text:p>
      <text:p text:style-name="P111"/>
      <text:h text:style-name="P242" text:outline-level="2"><text:soft-page-break/>Rifle Aiming <text:span text:style-name="T71">Walking F</text:span><text:span text:style-name="T73">orward </text:span><text:span text:style-name="T76">ThirdSpeed</text:span></text:h>
      <text:p text:style-name="P3"/>
      <text:p text:style-name="P181"><text:span text:style-name="T66">Original name: </text:span><text:span text:style-name="T67">W</text:span><text:span text:style-name="T68">alking </text:span></text:p>
      <text:p text:style-name="P107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7"/>
      <text:p text:style-name="P5"/>
      <text:p text:style-name="P12">Values:</text:p>
      <text:p text:style-name="P181"><text:span text:style-name="T6">S</text:span><text:span text:style-name="T7">tance</text:span><text:span text:style-name="T6">: 9</text:span><text:span text:style-name="T13">0</text:span></text:p>
      <text:p text:style-name="P181"><text:span text:style-name="T7">Speed: 3</text:span><text:span text:style-name="T13">0</text:span></text:p>
      <text:p text:style-name="P181"><text:span text:style-name="T6">Overdrive: 5</text:span><text:span text:style-name="T13">0</text:span></text:p>
      <text:p text:style-name="P50">Character Arm-Space: 50</text:p>
      <text:p text:style-name="P181"><text:span text:style-name="T6">Trim: 6</text:span><text:span text:style-name="T13">4</text:span><text:span text:style-name="T6"> total frames</text:span></text:p>
      <text:p text:style-name="P50">Mirror: false</text:p>
      <text:p text:style-name="P107"><text:span text:style-name="T69">I</text:span>n Place: true</text:p>
      <text:p text:style-name="P107"/>
      <text:p text:style-name="P181"><text:span text:style-name="T10">Rough BPM: 5</text:span><text:span text:style-name="T12">5</text:span></text:p>
      <text:p text:style-name="P50"/>
      <text:h text:style-name="P242" text:outline-level="2">Rifle Aiming <text:span text:style-name="T71">Walking Backwards </text:span><text:span text:style-name="T76">ThirdSpeed</text:span></text:h>
      <text:p text:style-name="P3"/>
      <text:p text:style-name="P181"><text:span text:style-name="T66">Original name: </text:span><text:span text:style-name="T67">W</text:span><text:span text:style-name="T68">alking Backwards</text:span></text:p>
      <text:p text:style-name="P50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5"/>
      <text:p text:style-name="P12">Values:</text:p>
      <text:p text:style-name="P181"><text:span text:style-name="T6">S</text:span><text:span text:style-name="T7">tance</text:span><text:span text:style-name="T6">: 8</text:span><text:span text:style-name="T13">7</text:span></text:p>
      <text:p text:style-name="P181"><text:span text:style-name="T7">Speed: 1</text:span><text:span text:style-name="T13">0</text:span></text:p>
      <text:p text:style-name="P181"><text:span text:style-name="T6">Overdrive: 4</text:span><text:span text:style-name="T13">0</text:span></text:p>
      <text:p text:style-name="P181"><text:span text:style-name="T6">Character Arm-Space: 5</text:span><text:span text:style-name="T13">0</text:span></text:p>
      <text:p text:style-name="P181"><text:span text:style-name="T6">Trim: 6</text:span><text:span text:style-name="T13">4</text:span><text:span text:style-name="T6"> total frames</text:span></text:p>
      <text:p text:style-name="P50">Mirror: false</text:p>
      <text:p text:style-name="P107"><text:span text:style-name="T69">I</text:span>n Place: true</text:p>
      <text:p text:style-name="P107"/>
      <text:p text:style-name="P181">Rough BPM: <text:span text:style-name="T96">55</text:span></text:p>
      <text:p text:style-name="P111"/>
      <text:h text:style-name="P242" text:outline-level="2">Rifle Aiming Str<text:span text:style-name="T72">a</text:span>fe Left <text:span text:style-name="T75">T</text:span><text:span text:style-name="T76">hirdSpeed</text:span></text:h>
      <text:p text:style-name="P77"/>
      <text:p text:style-name="P180"><text:span text:style-name="T65">Original Name:</text:span><text:span text:style-name="T4"> Strafe Left</text:span></text:p>
      <text:p text:style-name="P180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7"/>
      <text:p text:style-name="P11">Values:</text:p>
      <text:p text:style-name="P180"><text:soft-page-break/><text:span text:style-name="T6">B</text:span><text:span text:style-name="T5">ody Height</text:span><text:span text:style-name="T6">: 8</text:span><text:span text:style-name="T13">5</text:span></text:p>
      <text:p text:style-name="P180"><text:span text:style-name="T6">S</text:span><text:span text:style-name="T5">tride length</text:span><text:span text:style-name="T6">: 1</text:span><text:span text:style-name="T13">0</text:span></text:p>
      <text:p text:style-name="P180"><text:span text:style-name="T6">Overdrive: 4</text:span><text:span text:style-name="T13">5</text:span></text:p>
      <text:p text:style-name="P49">Character Arm-Space: 50</text:p>
      <text:p text:style-name="P180"><text:span text:style-name="T6">Trim: 6</text:span><text:span text:style-name="T13">6</text:span><text:span text:style-name="T6"> total frames</text:span></text:p>
      <text:p text:style-name="P77">Mirror: false</text:p>
      <text:p text:style-name="P106"><text:span text:style-name="T69">I</text:span>n Place: true</text:p>
      <text:p text:style-name="P106"/>
      <text:p text:style-name="P180"><text:span text:style-name="T10">Rough BPM: 5</text:span><text:span text:style-name="T12">5</text:span></text:p>
      <text:p text:style-name="P119"/>
      <text:h text:style-name="P242" text:outline-level="2">Rifle Aiming Str<text:span text:style-name="T72">a</text:span>fe <text:span text:style-name="T74">Right </text:span><text:span text:style-name="T75">T</text:span><text:span text:style-name="T76">hird Speed</text:span></text:h>
      <text:p text:style-name="P77"/>
      <text:p text:style-name="P180"><text:span text:style-name="T65">Original Name:</text:span><text:span text:style-name="T4"> Strafe R</text:span><text:span text:style-name="T9">ight</text:span></text:p>
      <text:p text:style-name="P180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7"/>
      <text:p text:style-name="P11">Values:</text:p>
      <text:p text:style-name="P180"><text:span text:style-name="T6">B</text:span><text:span text:style-name="T5">ody Height</text:span><text:span text:style-name="T6">: 8</text:span><text:span text:style-name="T11">5</text:span></text:p>
      <text:p text:style-name="P180"><text:span text:style-name="T6">S</text:span><text:span text:style-name="T5">tride length</text:span><text:span text:style-name="T6">: 5</text:span></text:p>
      <text:p text:style-name="P180"><text:span text:style-name="T6">Overdrive: 4</text:span><text:span text:style-name="T13">0</text:span></text:p>
      <text:p text:style-name="P49">Character Arm-Space: 50</text:p>
      <text:p text:style-name="P180"><text:span text:style-name="T6">Trim: 6</text:span><text:span text:style-name="T13">7 </text:span><text:span text:style-name="T6">total frames</text:span></text:p>
      <text:p text:style-name="P77">Mirror: false</text:p>
      <text:p text:style-name="P106"><text:span text:style-name="T69">I</text:span>n Place: true</text:p>
      <text:p text:style-name="P106"/>
      <text:p text:style-name="P180"><text:span text:style-name="T11">Rough BPM: 5</text:span><text:span text:style-name="T12">5</text:span></text:p>
      <text:p text:style-name="P120"/>
      <text:p text:style-name="P120"/>
      <text:h text:style-name="Heading_20_2" text:outline-level="2"><text:span text:style-name="T104">Rifle Aiming </text:span>Turning Right 45 Degrees Improved - not so much root motion</text:h>
      <text:p text:style-name="Text_20_body"/>
      <text:p text:style-name="P219"><text:span text:style-name="T70">Original Name: </text:span>Turning Right 45 Degrees</text:p>
      <text:p text:style-name="P219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19"/>
      <text:p text:style-name="P13">Values:</text:p>
      <text:p text:style-name="P183"><text:span text:style-name="T6">Overdrive: </text:span><text:span text:style-name="T14">50</text:span></text:p>
      <text:p text:style-name="P51">Character Arm-Space: 50</text:p>
      <text:p text:style-name="P183"><text:span text:style-name="T6">Trim: 3</text:span><text:span text:style-name="T14">1</text:span><text:span text:style-name="T13"> </text:span><text:span text:style-name="T6">total frames</text:span></text:p>
      <text:p text:style-name="P78"><text:soft-page-break/>Mirror: false</text:p>
      <text:p text:style-name="P78"/>
      <text:p text:style-name="P78">→<text:span text:style-name="T102"> the animation is played at -1 speed for the left side, also root motion in x y and z was taken way in unity (all keyframes but the first ones)</text:span></text:p>
      <text:p text:style-name="P78"/>
      <text:h text:style-name="Heading_20_1" text:outline-level="1">Rifle Idle</text:h>
      <text:p text:style-name="P78"/>
      <text:h text:style-name="Heading_20_2" text:outline-level="2">Rifle Idle Walking Forward:</text:h>
      <text:p text:style-name="Text_20_body"/>
      <text:p text:style-name="P184"><text:span text:style-name="T65">Original Name:</text:span><text:span text:style-name="T4"> R</text:span><text:span text:style-name="T16">ifle Walk</text:span></text:p>
      <text:p text:style-name="P184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79"/>
      <text:p text:style-name="P14">Values:</text:p>
      <text:p text:style-name="P184"><text:span text:style-name="T6">Overdrive: 5</text:span><text:span text:style-name="T16">0</text:span></text:p>
      <text:p text:style-name="P52">Character Arm-Space: 50</text:p>
      <text:p text:style-name="P184"><text:span text:style-name="T6">Trim: 4</text:span><text:span text:style-name="T16">0</text:span><text:span text:style-name="T13"> </text:span><text:span text:style-name="T6">total frames</text:span></text:p>
      <text:p text:style-name="P79">Mirror: false</text:p>
      <text:p text:style-name="P109"><text:span text:style-name="T69">I</text:span>n Place: true</text:p>
      <text:p text:style-name="P109"/>
      <text:p text:style-name="P184"><text:span text:style-name="T11">Rough BPM: </text:span><text:span text:style-name="T15">90</text:span></text:p>
      <text:p text:style-name="P121"/>
      <text:h text:style-name="P243" text:outline-level="2">Rifle Idle Walking <text:span text:style-name="T77">B</text:span><text:span text:style-name="T78">ackwards</text:span>:</text:h>
      <text:p text:style-name="P220"/>
      <text:p text:style-name="P184"><text:span text:style-name="T65">Original Name:</text:span><text:span text:style-name="T4"> B</text:span><text:span text:style-name="T18">ackwards Rifle Walk</text:span></text:p>
      <text:p text:style-name="P184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79"/>
      <text:p text:style-name="P14">Values:</text:p>
      <text:p text:style-name="P184"><text:span text:style-name="T6">Overdrive: 5</text:span><text:span text:style-name="T16">0</text:span></text:p>
      <text:p text:style-name="P52">Character Arm-Space: 50</text:p>
      <text:p text:style-name="P184"><text:span text:style-name="T6">Trim: 3</text:span><text:span text:style-name="T17">9 </text:span><text:span text:style-name="T6">total frames</text:span></text:p>
      <text:p text:style-name="P79">Mirror: false</text:p>
      <text:p text:style-name="P109"><text:span text:style-name="T69">I</text:span>n Place: true</text:p>
      <text:p text:style-name="P109"/>
      <text:p text:style-name="P184"><text:span text:style-name="T11">Rough BPM: </text:span><text:span text:style-name="T15">90</text:span></text:p>
      <text:p text:style-name="P121"/>
      <text:h text:style-name="P244" text:outline-level="2"><text:soft-page-break/>Rifle Idle <text:span text:style-name="T77">T</text:span><text:span text:style-name="T79">urn:</text:span></text:h>
      <text:p text:style-name="P221"/>
      <text:p text:style-name="P185"><text:span text:style-name="T65">Original Name:</text:span><text:span text:style-name="T4"> R</text:span><text:span text:style-name="T19">ifle Turn</text:span></text:p>
      <text:p text:style-name="P185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80"/>
      <text:p text:style-name="P80"/>
      <text:p text:style-name="P15">Values:</text:p>
      <text:p text:style-name="P185"><text:span text:style-name="T6">Overdrive: 5</text:span><text:span text:style-name="T16">0</text:span></text:p>
      <text:p text:style-name="P53">Character Arm-Space: 50</text:p>
      <text:p text:style-name="P185"><text:span text:style-name="T6">Trim: 6</text:span><text:span text:style-name="T19">0</text:span><text:span text:style-name="T17"> </text:span><text:span text:style-name="T6">total frames</text:span></text:p>
      <text:p text:style-name="P80">Mirror: false</text:p>
      <text:p text:style-name="P110"/>
      <text:p text:style-name="P185"><text:span text:style-name="T11">//Rough BPM: </text:span><text:span text:style-name="T15">90?</text:span></text:p>
      <text:p text:style-name="P122"/>
      <text:p text:style-name="P186"><text:span text:style-name="T15">L</text:span><text:span text:style-name="T3">oop Pose: true</text:span></text:p>
      <text:p text:style-name="P153">- deleted all root motion except y and all root rotation, shortened clip to be smoother</text:p>
      <text:p text:style-name="P153"/>
      <text:h text:style-name="Heading_20_1" text:outline-level="1">Rifle Crouching:</text:h>
      <text:p text:style-name="P156"/>
      <text:p text:style-name="P156"/>
      <text:h text:style-name="P245" text:outline-level="2">R<text:span text:style-name="T103">ifle Crouching Turn Left 90 Degrees</text:span></text:h>
      <text:p text:style-name="P222"/>
      <text:p text:style-name="P187"><text:span text:style-name="T65">Original Name:</text:span><text:span text:style-name="T4"> </text:span><text:span text:style-name="T19">Crouching Turn 90 Left</text:span></text:p>
      <text:p text:style-name="P187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1"/>
      <text:p text:style-name="P81"/>
      <text:p text:style-name="P16">Values:</text:p>
      <text:p text:style-name="P187"><text:span text:style-name="T6">Overdrive: 5</text:span><text:span text:style-name="T16">0</text:span></text:p>
      <text:p text:style-name="P54">Character Arm-Space: 50</text:p>
      <text:p text:style-name="P187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23"/>
      <text:p text:style-name="P154"/>
      <text:p text:style-name="P154"/>
      <text:p text:style-name="P156">- has root motion x and z takn away and the animation is shortened in its length from 0 to 1:10 <text:span text:style-name="T103">&amp; Loop Pose is true</text:span></text:p>
      <text:p text:style-name="P156"><text:soft-page-break/></text:p>
      <text:h text:style-name="P252" text:outline-level="2"><text:span text:style-name="T77">R</text:span><text:span text:style-name="T80">ifle Crouching Turn Right 90 Degrees</text:span></text:h>
      <text:p text:style-name="P222"/>
      <text:p text:style-name="P187"><text:span text:style-name="T65">Original Name:</text:span><text:span text:style-name="T4"> </text:span><text:span text:style-name="T19">Crouching Turn 90 R</text:span><text:span text:style-name="T20">ight</text:span></text:p>
      <text:p text:style-name="P187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1"/>
      <text:p text:style-name="P81"/>
      <text:p text:style-name="P16">Values:</text:p>
      <text:p text:style-name="P187"><text:span text:style-name="T6">Overdrive: 5</text:span><text:span text:style-name="T16">0</text:span></text:p>
      <text:p text:style-name="P54">Character Arm-Space: 50</text:p>
      <text:p text:style-name="P187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23"/>
      <text:p text:style-name="P154"/>
      <text:p text:style-name="P154"/>
      <text:p text:style-name="P157">- has root motion x and z takn away and the animation is shortened in its length from 0 to 1:10 <text:span text:style-name="T103">&amp; Loop Pose is true</text:span></text:p>
      <text:h text:style-name="P254" text:outline-level="2"/>
      <text:p text:style-name="P227"/>
      <text:h text:style-name="P255" text:outline-level="2"><text:span text:style-name="T77">R</text:span><text:span text:style-name="T80">ifle Crouching </text:span><text:span text:style-name="T81">Aiming Idle</text:span></text:h>
      <text:p text:style-name="P188"><text:span text:style-name="T65">Original Name:</text:span><text:span text:style-name="T4"> </text:span><text:span text:style-name="T19">I</text:span><text:span text:style-name="T21">dle Crouching Aiming</text:span></text:p>
      <text:p text:style-name="P188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17">Values:</text:p>
      <text:p text:style-name="P188"><text:span text:style-name="T6">Overdrive: 5</text:span><text:span text:style-name="T16">0</text:span></text:p>
      <text:p text:style-name="P55">Character Arm-Space: 50</text:p>
      <text:p text:style-name="P188"><text:span text:style-name="T6">Trim: 6</text:span><text:span text:style-name="T22">4</text:span><text:span text:style-name="T17"> </text:span><text:span text:style-name="T6">total frames</text:span></text:p>
      <text:p text:style-name="P82">Mirror: false</text:p>
      <text:p text:style-name="P82"/>
      <text:h text:style-name="P256" text:outline-level="2"><text:span text:style-name="T77">R</text:span><text:span text:style-name="T80">ifle Crouching </text:span><text:span text:style-name="T81">Walking Forwards</text:span></text:h>
      <text:p text:style-name="P189"><text:span text:style-name="T65">Original Name:</text:span><text:span text:style-name="T4"> </text:span><text:span text:style-name="T19">I</text:span><text:span text:style-name="T21">dle Crouching Aiming</text:span></text:p>
      <text:p text:style-name="P189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83"/>
      <text:p text:style-name="P18">Values:</text:p>
      <text:p text:style-name="P189"><text:span text:style-name="T6">Overdrive: 5</text:span><text:span text:style-name="T16">0</text:span></text:p>
      <text:p text:style-name="P56">Character Arm-Space: 50</text:p>
      <text:p text:style-name="P189"><text:span text:style-name="T6">Trim: 3</text:span><text:span text:style-name="T23">1</text:span><text:span text:style-name="T17"> </text:span><text:span text:style-name="T6">total frames</text:span></text:p>
      <text:p text:style-name="Standard"><text:soft-page-break/>Mirror: false</text:p>
      <text:p text:style-name="P191">In Place: true</text:p>
      <text:h text:style-name="P246" text:outline-level="2"/>
      <text:h text:style-name="P246" text:outline-level="2"/>
      <text:h text:style-name="P256" text:outline-level="2"><text:span text:style-name="T77">R</text:span><text:span text:style-name="T80">ifle Crouching </text:span><text:span text:style-name="T81">Walking Backwards</text:span></text:h>
      <text:p text:style-name="P223"/>
      <text:p text:style-name="P189"><text:span text:style-name="T65">Original Name:</text:span><text:span text:style-name="T4"> </text:span><text:span text:style-name="T21">Walk Crouching Backward</text:span></text:p>
      <text:p text:style-name="P189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83"/>
      <text:p text:style-name="P83"/>
      <text:p text:style-name="P18">Values:</text:p>
      <text:p text:style-name="P189"><text:span text:style-name="T6">Overdrive: 5</text:span><text:span text:style-name="T16">0</text:span></text:p>
      <text:p text:style-name="P56">Character Arm-Space: 50</text:p>
      <text:p text:style-name="P189"><text:span text:style-name="T6">Trim: 3</text:span><text:span text:style-name="T24">1</text:span><text:span text:style-name="T17"> </text:span><text:span text:style-name="T6">total frames</text:span></text:p>
      <text:p text:style-name="P124">Mirror: false</text:p>
      <text:p text:style-name="P125">In Place: true</text:p>
      <text:p text:style-name="P158"/>
      <text:h text:style-name="P257" text:outline-level="2"><text:span text:style-name="T77">R</text:span><text:span text:style-name="T80">ifle Crouching </text:span><text:span text:style-name="T81">S</text:span><text:span text:style-name="T82">trafe</text:span><text:span text:style-name="T81"> L</text:span><text:span text:style-name="T83">eft</text:span></text:h>
      <text:p text:style-name="P224"/>
      <text:p text:style-name="P190"><text:span text:style-name="T65">Original Name:</text:span><text:span text:style-name="T21"> </text:span><text:span text:style-name="T25">Walk Crouching Left</text:span></text:p>
      <text:p text:style-name="P190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84"/>
      <text:p text:style-name="P84"/>
      <text:p text:style-name="P84"/>
      <text:p text:style-name="P19">Values:</text:p>
      <text:p text:style-name="P190"><text:span text:style-name="T6">Overdrive: 5</text:span><text:span text:style-name="T16">0</text:span></text:p>
      <text:p text:style-name="P57">Character Arm-Space: 50</text:p>
      <text:p text:style-name="P190"><text:span text:style-name="T6">Trim: 3</text:span><text:span text:style-name="T26">1</text:span><text:span text:style-name="T17"> </text:span><text:span text:style-name="T6">total frames</text:span></text:p>
      <text:p text:style-name="P126">Mirror: false</text:p>
      <text:p text:style-name="P127">In Place: true</text:p>
      <text:p text:style-name="P84"/>
      <text:h text:style-name="P257" text:outline-level="2"><text:span text:style-name="T77">R</text:span><text:span text:style-name="T80">ifle Crouching </text:span><text:span text:style-name="T81">S</text:span><text:span text:style-name="T82">trafe</text:span><text:span text:style-name="T81"> R</text:span><text:span text:style-name="T84">ight</text:span></text:h>
      <text:p text:style-name="P224"/>
      <text:p text:style-name="P190"><text:span text:style-name="T65">Original Name:</text:span><text:span text:style-name="T4"> </text:span><text:span text:style-name="T21">Walk Crouching Right</text:span></text:p>
      <text:p text:style-name="P190"><text:soft-page-break/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84"/>
      <text:p text:style-name="P84"/>
      <text:p text:style-name="P19">Values:</text:p>
      <text:p text:style-name="P190"><text:span text:style-name="T6">Overdrive: 5</text:span><text:span text:style-name="T16">0</text:span></text:p>
      <text:p text:style-name="P57">Character Arm-Space: 50</text:p>
      <text:p text:style-name="P190"><text:span text:style-name="T6">Trim: 3</text:span><text:span text:style-name="T27">1</text:span><text:span text:style-name="T6">total frames</text:span></text:p>
      <text:p text:style-name="P126">Mirror: false</text:p>
      <text:p text:style-name="P128">In Place: true</text:p>
      <text:p text:style-name="P159"/>
      <text:h text:style-name="P258" text:outline-level="2"><text:span text:style-name="T77">R</text:span><text:span text:style-name="T80">ifle Crouching </text:span><text:span text:style-name="T85">Diagonal Forward Right</text:span></text:h>
      <text:p text:style-name="P225"/>
      <text:p text:style-name="P192"><text:span text:style-name="T65">Original Name:</text:span><text:span text:style-name="T4"> </text:span><text:span text:style-name="T21">Walk Crouching F</text:span><text:span text:style-name="T28">orward Right</text:span></text:p>
      <text:p text:style-name="P192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5"/>
      <text:p text:style-name="P85"/>
      <text:p text:style-name="P20">Values:</text:p>
      <text:p text:style-name="P192"><text:span text:style-name="T6">Overdrive: 5</text:span><text:span text:style-name="T16">0</text:span></text:p>
      <text:p text:style-name="P58">Character Arm-Space: 50</text:p>
      <text:p text:style-name="P192"><text:span text:style-name="T6">Trim: 3</text:span><text:span text:style-name="T27">1</text:span><text:span text:style-name="T6">total frames</text:span></text:p>
      <text:p text:style-name="P129">Mirror: false</text:p>
      <text:p text:style-name="P129">In Place: true</text:p>
      <text:p text:style-name="P160"/>
      <text:h text:style-name="P259" text:outline-level="2"><text:span text:style-name="T77">R</text:span><text:span text:style-name="T80">ifle Crouching </text:span><text:span text:style-name="T85">Diagonal Forward Left</text:span></text:h>
      <text:p text:style-name="P226"/>
      <text:p text:style-name="P193"><text:span text:style-name="T65">Original Name:</text:span><text:span text:style-name="T4"> </text:span><text:span text:style-name="T21">Walk Crouching F</text:span><text:span text:style-name="T28">orward Left</text:span></text:p>
      <text:p text:style-name="P193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6"/>
      <text:p text:style-name="P86"/>
      <text:p text:style-name="P21">Values:</text:p>
      <text:p text:style-name="P193"><text:span text:style-name="T6">Overdrive: 5</text:span><text:span text:style-name="T16">0</text:span></text:p>
      <text:p text:style-name="P59">Character Arm-Space: 50</text:p>
      <text:p text:style-name="P193"><text:span text:style-name="T6">Trim: 3</text:span><text:span text:style-name="T27">1</text:span><text:span text:style-name="T6">total frames</text:span></text:p>
      <text:p text:style-name="P130">Mirror: false</text:p>
      <text:p text:style-name="P130">In Place: true</text:p>
      <text:p text:style-name="P161"/>
      <text:h text:style-name="P259" text:outline-level="2"><text:soft-page-break/><text:span text:style-name="T77">R</text:span><text:span text:style-name="T80">ifle Crouching </text:span><text:span text:style-name="T85">Diagonal Backwards Right</text:span></text:h>
      <text:p text:style-name="P226"/>
      <text:p text:style-name="P193"><text:span text:style-name="T65">Original Name:</text:span><text:span text:style-name="T4"> </text:span><text:span text:style-name="T21">Walk Crouching B</text:span><text:span text:style-name="T28">ackward Right</text:span></text:p>
      <text:p text:style-name="P193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6"/>
      <text:p text:style-name="P86"/>
      <text:p text:style-name="P21">Values:</text:p>
      <text:p text:style-name="P193"><text:span text:style-name="T6">Overdrive: 5</text:span><text:span text:style-name="T16">0</text:span></text:p>
      <text:p text:style-name="P59">Character Arm-Space: 50</text:p>
      <text:p text:style-name="P193"><text:span text:style-name="T6">Trim: 3</text:span><text:span text:style-name="T27">1</text:span><text:span text:style-name="T6">total frames</text:span></text:p>
      <text:p text:style-name="P130">Mirror: false</text:p>
      <text:p text:style-name="P130">In Place: true</text:p>
      <text:p text:style-name="P161"/>
      <text:h text:style-name="P259" text:outline-level="2"><text:span text:style-name="T77">R</text:span><text:span text:style-name="T80">ifle Crouching </text:span><text:span text:style-name="T85">Diagonal Backwards Left</text:span></text:h>
      <text:p text:style-name="P226"/>
      <text:p text:style-name="P193"><text:span text:style-name="T65">Original Name:</text:span><text:span text:style-name="T4"> </text:span><text:span text:style-name="T21">Walk Crouching B</text:span><text:span text:style-name="T28">ackward</text:span></text:p>
      <text:p text:style-name="P193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6"/>
      <text:p text:style-name="P86"/>
      <text:p text:style-name="P21">Values:</text:p>
      <text:p text:style-name="P193"><text:span text:style-name="T6">Overdrive: 5</text:span><text:span text:style-name="T16">0</text:span></text:p>
      <text:p text:style-name="P59">Character Arm-Space: 50</text:p>
      <text:p text:style-name="P193"><text:span text:style-name="T6">Trim: 3</text:span><text:span text:style-name="T27">1</text:span><text:span text:style-name="T6">total frames</text:span></text:p>
      <text:p text:style-name="P130">Mirror: false</text:p>
      <text:p text:style-name="P130">In Place: true</text:p>
      <text:p text:style-name="P130"/>
      <text:h text:style-name="P241" text:outline-level="1">R<text:span text:style-name="T112">eload Rifle</text:span></text:h>
      <text:h text:style-name="P260" text:outline-level="2"><text:span text:style-name="T77">R</text:span><text:span text:style-name="T80">ifle R</text:span><text:span text:style-name="T95">eload Crouched</text:span></text:h>
      <text:p text:style-name="P240"/>
      <text:p text:style-name="P217"><text:span text:style-name="T65">Original Name:</text:span><text:span text:style-name="T4"> </text:span><text:span text:style-name="T21">R</text:span><text:span text:style-name="T61">eload</text:span></text:p>
      <text:p text:style-name="P217"><text:a xlink:type="simple" xlink:href="https://www.mixamo.com/#/?page=1&amp;query=reload" text:style-name="Internet_20_link" text:visited-style-name="Visited_20_Internet_20_Link"><text:span text:style-name="T4">https://www.mixamo.com/#/?page=1&amp;query=reload</text:span></text:a></text:p>
      <text:p text:style-name="P101"/>
      <text:p text:style-name="P101"/>
      <text:p text:style-name="P43">Values:</text:p>
      <text:p text:style-name="P217"><text:soft-page-break/><text:span text:style-name="T6">Overdrive: 5</text:span><text:span text:style-name="T16">0</text:span></text:p>
      <text:p text:style-name="P74">Character Arm-Space: 50</text:p>
      <text:p text:style-name="P217"><text:span text:style-name="T6">Trim: 2</text:span><text:span text:style-name="T61">07 </text:span><text:span text:style-name="T6">total frames</text:span></text:p>
      <text:p text:style-name="P152">Mirror: false</text:p>
      <text:p text:style-name="Standard"/>
      <text:h text:style-name="P260" text:outline-level="2"><text:span text:style-name="T77">R</text:span><text:span text:style-name="T80">ifle R</text:span><text:span text:style-name="T95">eload Standing</text:span></text:h>
      <text:p text:style-name="P240"/>
      <text:p text:style-name="P217"><text:span text:style-name="T65">Original Name:</text:span><text:span text:style-name="T4"> </text:span><text:span text:style-name="T21">R</text:span><text:span text:style-name="T62">eloading</text:span></text:p>
      <text:p text:style-name="P2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101"/>
      <text:p text:style-name="P101"/>
      <text:p text:style-name="P43">Values:</text:p>
      <text:p text:style-name="P218"><text:span text:style-name="T6">S</text:span><text:span text:style-name="T62">peed</text:span><text:span text:style-name="T6">: 1</text:span><text:span text:style-name="T62">00:</text:span></text:p>
      <text:p text:style-name="P218"><text:span text:style-name="T6">A</text:span><text:span text:style-name="T62">rm Height</text:span><text:span text:style-name="T6">: 1</text:span><text:span text:style-name="T62">00:</text:span></text:p>
      <text:p text:style-name="P217"><text:span text:style-name="T6">Overdrive: 5</text:span><text:span text:style-name="T16">0</text:span></text:p>
      <text:p text:style-name="P74">Character Arm-Space: 50</text:p>
      <text:p text:style-name="P217"><text:span text:style-name="T6">Trim: </text:span><text:span text:style-name="T62">100 </text:span><text:span text:style-name="T6">total frames</text:span></text:p>
      <text:p text:style-name="P152">Mirror: false</text:p>
      <text:p text:style-name="P217">In Place: true</text:p>
      <text:h text:style-name="Heading_20_1" text:outline-level="1">Pistol Aiming</text:h>
      <text:p text:style-name="Text_20_body"/>
      <text:h text:style-name="P247" text:outline-level="2">P<text:span text:style-name="T105">istol Aiming idle</text:span></text:h>
      <text:p text:style-name="P235"/>
      <text:p text:style-name="P194"><text:span text:style-name="T65">Original Name:</text:span><text:span text:style-name="T4"> </text:span><text:span text:style-name="T21">P</text:span><text:span text:style-name="T30">istol Idle</text:span></text:p>
      <text:p text:style-name="P194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2">Values:</text:p>
      <text:p text:style-name="P194"><text:span text:style-name="T6">Overdrive: 5</text:span><text:span text:style-name="T16">0</text:span></text:p>
      <text:p text:style-name="P60">Character Arm-Space: 50</text:p>
      <text:p text:style-name="P194"><text:span text:style-name="T6">Trim: 4</text:span><text:span text:style-name="T33">1 </text:span><text:span text:style-name="T6">total frames</text:span></text:p>
      <text:p text:style-name="P131">Mirror: false</text:p>
      <text:p text:style-name="P131"/>
      <text:h text:style-name="P247" text:outline-level="2"><text:soft-page-break/>P<text:span text:style-name="T105">istol Aiming Walking Backwards</text:span></text:h>
      <text:p text:style-name="P235"/>
      <text:p text:style-name="P194"><text:span text:style-name="T65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94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2">Values:</text:p>
      <text:p text:style-name="P194"><text:span text:style-name="T6">Overdrive: 7</text:span><text:span text:style-name="T33">0</text:span></text:p>
      <text:p text:style-name="P60">Character Arm-Space: 50</text:p>
      <text:p text:style-name="P194"><text:span text:style-name="T6">Trim: 2</text:span><text:span text:style-name="T33">3 </text:span><text:span text:style-name="T6">total frames</text:span></text:p>
      <text:p text:style-name="P131">Mirror: false</text:p>
      <text:p text:style-name="P131">In Place: true</text:p>
      <text:p text:style-name="P131"/>
      <text:p text:style-name="P112">Rough BPM: 165</text:p>
      <text:p text:style-name="P112"/>
      <text:h text:style-name="P248" text:outline-level="2">P<text:span text:style-name="T106">istol Aiming Walking Forward</text:span></text:h>
      <text:p text:style-name="P235"/>
      <text:p text:style-name="P194"><text:span text:style-name="T65">Original Name:</text:span><text:span text:style-name="T4"> </text:span><text:span text:style-name="T21">P</text:span><text:span text:style-name="T30">istol W</text:span><text:span text:style-name="T34">alk</text:span></text:p>
      <text:p text:style-name="P194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2">Values:</text:p>
      <text:p text:style-name="P194"><text:span text:style-name="T6">Overdrive: 5</text:span><text:span text:style-name="T34">4</text:span></text:p>
      <text:p text:style-name="P60">Character Arm-Space: 50</text:p>
      <text:p text:style-name="P194"><text:span text:style-name="T6">Trim: 2</text:span><text:span text:style-name="T34">3 </text:span><text:span text:style-name="T6">total frames</text:span></text:p>
      <text:p text:style-name="P131">Mirror: false</text:p>
      <text:p text:style-name="P131">In Place: true</text:p>
      <text:p text:style-name="P162"/>
      <text:p text:style-name="P113">Rough BPM: 165</text:p>
      <text:p text:style-name="P162"/>
      <text:h text:style-name="P248" text:outline-level="2">P<text:span text:style-name="T106">istol Aiming Strafe Left</text:span></text:h>
      <text:p text:style-name="P235"/>
      <text:p text:style-name="P194"><text:span text:style-name="T65">Original Name:</text:span><text:span text:style-name="T4"> </text:span><text:span text:style-name="T21">P</text:span><text:span text:style-name="T30">istol </text:span><text:span text:style-name="T34">Strafe</text:span></text:p>
      <text:p text:style-name="P194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2">Values:</text:p>
      <text:p text:style-name="P194"><text:span text:style-name="T6">Overdrive: 2</text:span><text:span text:style-name="T34">8</text:span></text:p>
      <text:p text:style-name="P60">Character Arm-Space: 50</text:p>
      <text:p text:style-name="P195"><text:span text:style-name="T6">Trim: 2</text:span><text:span text:style-name="T34">3 </text:span><text:span text:style-name="T6">total frames</text:span></text:p>
      <text:p text:style-name="P131"><text:soft-page-break/>Mirror: false</text:p>
      <text:p text:style-name="P131">In Place: true</text:p>
      <text:p text:style-name="P162"/>
      <text:p text:style-name="P113">Rough BPM: 165</text:p>
      <text:p text:style-name="P162"/>
      <text:h text:style-name="P261" text:outline-level="2"><text:span text:style-name="T85">P</text:span><text:span text:style-name="T86">istol Aiming Strafe Right</text:span></text:h>
      <text:p text:style-name="P235"/>
      <text:p text:style-name="P194"><text:span text:style-name="T65">Original Name:</text:span><text:span text:style-name="T4"> </text:span><text:span text:style-name="T21">P</text:span><text:span text:style-name="T30">istol S</text:span><text:span text:style-name="T34">trafe</text:span></text:p>
      <text:p text:style-name="P194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2">Values:</text:p>
      <text:p text:style-name="P194"><text:span text:style-name="T6">Overdrive: 3</text:span><text:span text:style-name="T34">2</text:span></text:p>
      <text:p text:style-name="P60">Character Arm-Space: 50</text:p>
      <text:p text:style-name="P195"><text:span text:style-name="T6">Trim: 2</text:span><text:span text:style-name="T34">3 </text:span><text:span text:style-name="T6">total frames</text:span></text:p>
      <text:p text:style-name="P131">Mirror: false</text:p>
      <text:p text:style-name="P131">In Place: true</text:p>
      <text:p text:style-name="P162"/>
      <text:p text:style-name="P113">Rough BPM: 165</text:p>
      <text:p text:style-name="P113"/>
      <text:p text:style-name="P113"/>
      <text:p text:style-name="P113"/>
      <text:h text:style-name="P262" text:outline-level="2"><text:span text:style-name="T85">P</text:span><text:span text:style-name="T86">istol C</text:span><text:span text:style-name="T87">rouching Idle</text:span></text:h>
      <text:p text:style-name="P236"/>
      <text:p text:style-name="P196"><text:span text:style-name="T65">Original Name:</text:span><text:span text:style-name="T4"> </text:span><text:span text:style-name="T10">Pistol k</text:span><text:span text:style-name="T35">neeling</text:span><text:span text:style-name="T10"> Idle</text:span></text:p>
      <text:p text:style-name="P19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8"/>
      <text:p text:style-name="P23">Values:</text:p>
      <text:p text:style-name="P196"><text:span text:style-name="T6">Overdrive: 5</text:span><text:span text:style-name="T35">0</text:span></text:p>
      <text:p text:style-name="P61">Character Arm-Space: 50</text:p>
      <text:p text:style-name="P196"><text:span text:style-name="T6">Trim: 1</text:span><text:span text:style-name="T35">15</text:span><text:span text:style-name="T34"> </text:span><text:span text:style-name="T6">total frames</text:span></text:p>
      <text:p text:style-name="P132">Mirror: false</text:p>
      <text:p text:style-name="P132"/>
      <text:h text:style-name="Heading_20_1" text:outline-level="1"><text:soft-page-break/>Humanoid Animations From Brackeys</text:h>
      <text:p text:style-name="P132"/>
      <text:p text:style-name="P163">I did some heavy processing on them, tick everything to origina l and bake into pose to prevent root motion, also delete all root.T x and z motion and all quaternion keyframes of root beside the first ones</text:p>
      <text:p text:style-name="P163"/>
      <text:h text:style-name="Heading_20_1" text:outline-level="1"/>
      <text:h text:style-name="Heading_20_1" text:outline-level="1">Sword and Shield – also used for Grenade?</text:h>
      <text:p text:style-name="P114"/>
      <text:p text:style-name="P162"/>
      <text:p text:style-name="P162"/>
      <text:p text:style-name="P166">Use the idle crouch for grenade:</text:p>
      <text:p text:style-name="P166"/>
      <text:p text:style-name="P166">- <text:span text:style-name="T107">have the trow animation be on a different layer – only override upper body?</text:span></text:p>
      <text:p text:style-name="P164"/>
      <text:h text:style-name="Heading_20_2" text:outline-level="2">Sword &amp; Shield Walk: <text:span text:style-name="T108">Forward</text:span></text:h>
      <text:p text:style-name="P164"/>
      <text:p text:style-name="P197"><text:span text:style-name="T65">Original Name:</text:span><text:span text:style-name="T4"> </text:span><text:span text:style-name="T36">Sword &amp; Shield Walk:</text:span></text:p>
      <text:p text:style-name="P89">https://www.mixamo.com/#/?page=1&amp;query=sword+%26+shield</text:p>
      <text:p text:style-name="P89"/>
      <text:p text:style-name="P24">Values:</text:p>
      <text:p text:style-name="P197"><text:span text:style-name="T6">Overdrive: 7</text:span><text:span text:style-name="T37">5</text:span></text:p>
      <text:p text:style-name="P62">Character Arm-Space: 50</text:p>
      <text:p text:style-name="P197"><text:span text:style-name="T6">Trim: 2</text:span><text:span text:style-name="T37">3</text:span><text:span text:style-name="T34"> </text:span><text:span text:style-name="T6">total frames</text:span></text:p>
      <text:p text:style-name="P133">Mirror: false</text:p>
      <text:p text:style-name="P135"><text:soft-page-break/>In Place: true</text:p>
      <text:p text:style-name="P135"/>
      <text:p text:style-name="P115">Rough BPM: 165</text:p>
      <text:h text:style-name="Heading_20_2" text:outline-level="2">Sword &amp; Shield Walk: Backwards</text:h>
      <text:p text:style-name="P165"/>
      <text:p text:style-name="P198"><text:span text:style-name="T65">Original Name:</text:span><text:span text:style-name="T4"> </text:span><text:span text:style-name="T36">Sword &amp; Shield Walk:</text:span></text:p>
      <text:p text:style-name="P90">https://www.mixamo.com/#/?page=1&amp;query=sword+%26+shield</text:p>
      <text:p text:style-name="P90"/>
      <text:p text:style-name="P25">Values:</text:p>
      <text:p text:style-name="P198"><text:span text:style-name="T6">Overdrive: </text:span><text:span text:style-name="T38">85</text:span></text:p>
      <text:p text:style-name="P63">Character Arm-Space: 50</text:p>
      <text:p text:style-name="P198"><text:span text:style-name="T6">Trim: 2</text:span><text:span text:style-name="T37">3</text:span><text:span text:style-name="T34"> </text:span><text:span text:style-name="T6">total frames</text:span></text:p>
      <text:p text:style-name="P134">Mirror: false</text:p>
      <text:p text:style-name="P135">In Place: true</text:p>
      <text:p text:style-name="P135"/>
      <text:p text:style-name="P115">Rough BPM: 165</text:p>
      <text:p text:style-name="P155"/>
      <text:h text:style-name="Heading_20_2" text:outline-level="2">Sword &amp; Shield Strafe Left</text:h>
      <text:p text:style-name="P167"/>
      <text:p text:style-name="P199"><text:span text:style-name="T65">Original Name:</text:span><text:span text:style-name="T4"> </text:span><text:span text:style-name="T36">Sword &amp; Shield S</text:span><text:span text:style-name="T39">trafe</text:span></text:p>
      <text:p text:style-name="P91">https://www.mixamo.com/#/?page=1&amp;query=sword+%26+shield</text:p>
      <text:p text:style-name="P91"/>
      <text:p text:style-name="P26">Values:</text:p>
      <text:p text:style-name="P199"><text:span text:style-name="T6">Overdrive: </text:span><text:span text:style-name="T38">9</text:span><text:span text:style-name="T39">0</text:span></text:p>
      <text:p text:style-name="P64">Character Arm-Space: 50</text:p>
      <text:p text:style-name="P199"><text:span text:style-name="T6">Trim: 2</text:span><text:span text:style-name="T37">3</text:span><text:span text:style-name="T34"> </text:span><text:span text:style-name="T6">total frames</text:span></text:p>
      <text:p text:style-name="P135">Mirror: false</text:p>
      <text:p text:style-name="P135">In Place: true</text:p>
      <text:p text:style-name="P135"/>
      <text:p text:style-name="P115">Rough BPM: 165</text:p>
      <text:p text:style-name="P135"/>
      <text:h text:style-name="P263" text:outline-level="2">Sword &amp; Shield Strafe <text:span text:style-name="T77">R</text:span><text:span text:style-name="T88">ight</text:span></text:h>
      <text:p text:style-name="P168"/>
      <text:p text:style-name="P200"><text:span text:style-name="T65">Original Name:</text:span><text:span text:style-name="T4"> </text:span><text:span text:style-name="T36">Sword &amp; Shield S</text:span><text:span text:style-name="T39">trafe</text:span></text:p>
      <text:p text:style-name="P92">https://www.mixamo.com/#/?page=1&amp;query=sword+%26+shield</text:p>
      <text:p text:style-name="P92"/>
      <text:p text:style-name="P27">Values:</text:p>
      <text:p text:style-name="P200"><text:span text:style-name="T6">Overdrive: </text:span><text:span text:style-name="T38">7</text:span><text:span text:style-name="T40">7</text:span></text:p>
      <text:p text:style-name="P65">Character Arm-Space: 50</text:p>
      <text:p text:style-name="P200"><text:soft-page-break/><text:span text:style-name="T6">Trim: 2</text:span><text:span text:style-name="T37">3</text:span><text:span text:style-name="T34"> </text:span><text:span text:style-name="T6">total frames</text:span></text:p>
      <text:p text:style-name="P136">Mirror: false</text:p>
      <text:p text:style-name="P136">In Place: true</text:p>
      <text:p text:style-name="P136"/>
      <text:p text:style-name="P115">Rough BPM: 165</text:p>
      <text:p text:style-name="P115"/>
      <text:h text:style-name="P264" text:outline-level="2">Sword &amp; Shield <text:span text:style-name="T77">I</text:span><text:span text:style-name="T89">dle</text:span></text:h>
      <text:p text:style-name="P169"/>
      <text:p text:style-name="P201"><text:span text:style-name="T65">Original Name:</text:span><text:span text:style-name="T4"> </text:span><text:span text:style-name="T36">Sword &amp; Shield I</text:span><text:span text:style-name="T41">dle</text:span></text:p>
      <text:p text:style-name="P93">https://www.mixamo.com/#/?page=1&amp;query=sword+%26+shield</text:p>
      <text:p text:style-name="P93"/>
      <text:p text:style-name="P28">Values:</text:p>
      <text:p text:style-name="P201"><text:span text:style-name="T6">Overdrive: </text:span><text:span text:style-name="T38">5</text:span><text:span text:style-name="T41">0</text:span></text:p>
      <text:p text:style-name="P66">Character Arm-Space: 50</text:p>
      <text:p text:style-name="P201"><text:span text:style-name="T6">Trim: 7</text:span><text:span text:style-name="T41">7</text:span><text:span text:style-name="T34"> </text:span><text:span text:style-name="T6">total frames</text:span></text:p>
      <text:p text:style-name="P137">Mirror: false</text:p>
      <text:p text:style-name="P137"/>
      <text:h text:style-name="P265" text:outline-level="2">Sword &amp; Shield <text:span text:style-name="T109">Crouch </text:span><text:span text:style-name="T77">I</text:span><text:span text:style-name="T89">dle</text:span></text:h>
      <text:p text:style-name="P170"/>
      <text:p text:style-name="P202"><text:span text:style-name="T65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94">https://www.mixamo.com/#/?page=1&amp;query=sword+%26+shield</text:p>
      <text:p text:style-name="P94"/>
      <text:p text:style-name="P29">Values:</text:p>
      <text:p text:style-name="P202"><text:span text:style-name="T6">Overdrive: </text:span><text:span text:style-name="T38">5</text:span><text:span text:style-name="T41">0</text:span></text:p>
      <text:p text:style-name="P67">Character Arm-Space: 50</text:p>
      <text:p text:style-name="P202"><text:span text:style-name="T6">Trim: 7</text:span><text:span text:style-name="T41">4</text:span><text:span text:style-name="T34"> </text:span><text:span text:style-name="T6">total frames</text:span></text:p>
      <text:p text:style-name="P138">Mirror: false</text:p>
      <text:p text:style-name="P116"/>
      <text:h text:style-name="Heading_20_1" text:outline-level="1">Flinch</text:h>
      <text:p text:style-name="P171"/>
      <text:h text:style-name="Heading_20_2" text:outline-level="2">Flinch 1</text:h>
      <text:p text:style-name="P203"><text:span text:style-name="T65">Original Name:</text:span><text:span text:style-name="T4"> </text:span><text:span text:style-name="T36">Z</text:span><text:span text:style-name="T43">ombie Reaction Hit</text:span></text:p>
      <text:p text:style-name="P95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0">Values:</text:p>
      <text:p text:style-name="P203"><text:span text:style-name="T6">Overdrive: </text:span><text:span text:style-name="T38">5</text:span><text:span text:style-name="T41">0</text:span></text:p>
      <text:p text:style-name="P68"><text:soft-page-break/>Character Arm-Space: 50</text:p>
      <text:p text:style-name="P203"><text:span text:style-name="T6">Trim: 6</text:span><text:span text:style-name="T44">1</text:span><text:span text:style-name="T34"> </text:span><text:span text:style-name="T6">total frames</text:span></text:p>
      <text:p text:style-name="P139">Mirror: false</text:p>
      <text:p text:style-name="P139"/>
      <text:h text:style-name="P266" text:outline-level="2">Flinch <text:span text:style-name="T77">2</text:span></text:h>
      <text:p text:style-name="P204"><text:span text:style-name="T65">Original Name:</text:span><text:span text:style-name="T4"> </text:span><text:span text:style-name="T36">R</text:span><text:span text:style-name="T45">eaction</text:span></text:p>
      <text:p text:style-name="P96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1">Values:</text:p>
      <text:p text:style-name="Standard">Target height: 50</text:p>
      <text:p text:style-name="P205">Hit intensity: 0</text:p>
      <text:p text:style-name="P204"><text:span text:style-name="T6">Overdrive: </text:span><text:span text:style-name="T38">5</text:span><text:span text:style-name="T41">0</text:span></text:p>
      <text:p text:style-name="P69">Character Arm-Space: 50</text:p>
      <text:p text:style-name="P204"><text:span text:style-name="T6">Trim: 3</text:span><text:span text:style-name="T46">5</text:span><text:span text:style-name="T34"> </text:span><text:span text:style-name="T6">total frames</text:span></text:p>
      <text:p text:style-name="P140">Mirror: false</text:p>
      <text:p text:style-name="P140"/>
      <text:h text:style-name="P267" text:outline-level="2">Flinch <text:span text:style-name="T77">3</text:span></text:h>
      <text:p text:style-name="P206"><text:span text:style-name="T65">Original Name:</text:span><text:span text:style-name="T4"> </text:span><text:span text:style-name="T36">H</text:span><text:span text:style-name="T47">it Reaction</text:span></text:p>
      <text:p text:style-name="P97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2">Values:</text:p>
      <text:p text:style-name="P206"><text:span text:style-name="T6">D</text:span><text:span text:style-name="T47">irection:</text:span> 50</text:p>
      <text:p text:style-name="P172">H<text:span text:style-name="T110">it Amount: 0</text:span></text:p>
      <text:p text:style-name="P206"><text:span text:style-name="T6">Overdrive: </text:span><text:span text:style-name="T38">5</text:span><text:span text:style-name="T41">0</text:span></text:p>
      <text:p text:style-name="P70">Character Arm-Space: 50</text:p>
      <text:p text:style-name="P206"><text:span text:style-name="T6">Trim: 5</text:span><text:span text:style-name="T47">2</text:span><text:span text:style-name="T34"> </text:span><text:span text:style-name="T6">total frames</text:span></text:p>
      <text:p text:style-name="P141">Mirror: false</text:p>
      <text:p text:style-name="P141"/>
      <text:h text:style-name="Heading_20_1" text:outline-level="1">Stagger:</text:h>
      <text:p text:style-name="Text_20_body"/>
      <text:h text:style-name="P249" text:outline-level="2">Stagger 1</text:h>
      <text:p text:style-name="P237"/>
      <text:p text:style-name="P207"><text:span text:style-name="T65">Original Name:</text:span><text:span text:style-name="T4"> </text:span><text:span text:style-name="T36">H</text:span><text:span text:style-name="T51">it On Body</text:span></text:p>
      <text:p text:style-name="P98"><text:a xlink:type="simple" xlink:href="https://www.mixamo.com/#/?page=1&amp;query=hit" text:style-name="Internet_20_link" text:visited-style-name="Visited_20_Internet_20_Link">https://www.mixamo.com/#/?page=1&amp;query=hit</text:a></text:p>
      <text:p text:style-name="P98"/>
      <text:p text:style-name="P33">Values:</text:p>
      <text:p text:style-name="P207"><text:soft-page-break/><text:span text:style-name="T6">Overdrive: </text:span><text:span text:style-name="T38">5</text:span><text:span text:style-name="T41">0</text:span></text:p>
      <text:p text:style-name="P71">Character Arm-Space: 50</text:p>
      <text:p text:style-name="P207"><text:span text:style-name="T6">Trim: 3</text:span><text:span text:style-name="T51">6</text:span><text:span text:style-name="T48"> </text:span><text:span text:style-name="T6">total frames</text:span></text:p>
      <text:p text:style-name="P142">Mirror: false</text:p>
      <text:p text:style-name="P142"/>
      <text:h text:style-name="P250" text:outline-level="2">Stagger 2</text:h>
      <text:p text:style-name="P238"/>
      <text:p text:style-name="P208"><text:span text:style-name="T65">Original Name:</text:span><text:span text:style-name="T4"> </text:span><text:span text:style-name="T36">H</text:span><text:span text:style-name="T51">ead Hit</text:span></text:p>
      <text:p text:style-name="P99"><text:a xlink:type="simple" xlink:href="https://www.mixamo.com/#/?page=1&amp;query=hit" text:style-name="Internet_20_link" text:visited-style-name="Visited_20_Internet_20_Link">https://www.mixamo.com/#/?page=1&amp;query=hit</text:a></text:p>
      <text:p text:style-name="P99"/>
      <text:p text:style-name="P34">Values:</text:p>
      <text:p text:style-name="P208"><text:span text:style-name="T6">Overdrive: </text:span><text:span text:style-name="T38">5</text:span><text:span text:style-name="T41">0</text:span></text:p>
      <text:p text:style-name="P72">Character Arm-Space: 50</text:p>
      <text:p text:style-name="P208"><text:span text:style-name="T6">Trim: 4</text:span><text:span text:style-name="T51">7</text:span><text:span text:style-name="T48"> </text:span><text:span text:style-name="T6">total frames</text:span></text:p>
      <text:p text:style-name="P143">Mirror: false</text:p>
      <text:p text:style-name="P143"/>
      <text:h text:style-name="P251" text:outline-level="2">Stagger 3</text:h>
      <text:p text:style-name="P239"/>
      <text:p text:style-name="P209"><text:span text:style-name="T65">Original Name:</text:span><text:span text:style-name="T4"> </text:span><text:span text:style-name="T36">H</text:span><text:span text:style-name="T49">e</text:span><text:span text:style-name="T50">ad Hit</text:span></text:p>
      <text:p text:style-name="P100"><text:a xlink:type="simple" xlink:href="https://www.mixamo.com/#/?page=1&amp;query=hit" text:style-name="Internet_20_link" text:visited-style-name="Visited_20_Internet_20_Link">https://www.mixamo.com/#/?page=1&amp;query=hit</text:a></text:p>
      <text:p text:style-name="P100"/>
      <text:p text:style-name="P35">Values:</text:p>
      <text:p text:style-name="P209"><text:span text:style-name="T6">Overdrive: </text:span><text:span text:style-name="T38">5</text:span><text:span text:style-name="T41">0</text:span></text:p>
      <text:p text:style-name="P73">Character Arm-Space: 50</text:p>
      <text:p text:style-name="P209"><text:span text:style-name="T6">Trim: 3</text:span><text:span text:style-name="T50">8</text:span><text:span text:style-name="T48"> </text:span><text:span text:style-name="T6">total frames</text:span></text:p>
      <text:p text:style-name="P144">Mirror: false</text:p>
      <text:p text:style-name="Title"/>
      <text:h text:style-name="Heading_20_1" text:outline-level="1"><text:span text:style-name="T111">I</text:span>dle</text:h>
      <text:p text:style-name="Text_20_body"/>
      <text:h text:style-name="Heading_20_2" text:outline-level="2">Idle Standing 1</text:h>
      <text:p text:style-name="P210"><text:span text:style-name="T65">Original Name:</text:span><text:span text:style-name="T4"> </text:span><text:span text:style-name="T36">B</text:span><text:span text:style-name="T52">reathing Idle</text:span></text:p>
      <text:p text:style-name="P228"><text:soft-page-break/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36">Values:</text:p>
      <text:p text:style-name="P210"><text:span text:style-name="T6">B</text:span><text:span text:style-name="T52">ody Type</text:span><text:span text:style-name="T6">: </text:span><text:span text:style-name="T52">0</text:span></text:p>
      <text:p text:style-name="P210"><text:span text:style-name="T52">Sway</text:span><text:span text:style-name="T6">: 1</text:span><text:span text:style-name="T52">0</text:span></text:p>
      <text:p text:style-name="P210"><text:span text:style-name="T52">Breathing</text:span><text:span text:style-name="T6">: </text:span><text:span text:style-name="T52">40</text:span></text:p>
      <text:p text:style-name="P210"><text:span text:style-name="T52">Overdrive</text:span><text:span text:style-name="T6">: </text:span><text:span text:style-name="T52">30</text:span></text:p>
      <text:p text:style-name="P210"><text:span text:style-name="T52">Character Arm Spece</text:span><text:span text:style-name="T6">: </text:span><text:span text:style-name="T52">50</text:span></text:p>
      <text:p text:style-name="P210"><text:span text:style-name="T6">Trim: 2</text:span><text:span text:style-name="T52">32</text:span><text:span text:style-name="T48"> </text:span><text:span text:style-name="T6">total frames</text:span></text:p>
      <text:p text:style-name="P145">Mirror: false</text:p>
      <text:p text:style-name="P145"/>
      <text:h text:style-name="Heading_20_2" text:outline-level="2">Idle Walking 1</text:h>
      <text:p text:style-name="P211"><text:span text:style-name="T65">Original Name:</text:span><text:span text:style-name="T4"> </text:span><text:span text:style-name="T36">W</text:span><text:span text:style-name="T60">alking</text:span></text:p>
      <text:p text:style-name="P229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37">Values:</text:p>
      <text:p text:style-name="P211"><text:span text:style-name="T52">Overdrive</text:span><text:span text:style-name="T6">: </text:span><text:span text:style-name="T52">5</text:span><text:span text:style-name="T53">0</text:span></text:p>
      <text:p text:style-name="P211"><text:span text:style-name="T52">Character Arm Space</text:span><text:span text:style-name="T6">: </text:span><text:span text:style-name="T52">50</text:span></text:p>
      <text:p text:style-name="P211"><text:span text:style-name="T6">Trim: 3</text:span><text:span text:style-name="T53">2</text:span><text:span text:style-name="T48"> </text:span><text:span text:style-name="T6">total frames</text:span></text:p>
      <text:p text:style-name="P211"><text:span text:style-name="T6">I</text:span><text:span text:style-name="T53">n Place</text:span><text:span text:style-name="T6">: t</text:span><text:span text:style-name="T53">rue</text:span></text:p>
      <text:p text:style-name="P146">Mirror: false</text:p>
      <text:p text:style-name="P146"/>
      <text:p text:style-name="P146"/>
      <text:h text:style-name="Heading_20_1" text:outline-level="1">Jump Over Obstacles:</text:h>
      <text:p text:style-name="Text_20_body"/>
      <text:h text:style-name="P268" text:outline-level="2"><text:span text:style-name="T77">J</text:span><text:span text:style-name="T90">ump Down Small Ledge</text:span></text:h>
      <text:p text:style-name="P212"><text:span text:style-name="T65">Original Name:</text:span><text:span text:style-name="T4"> </text:span><text:span text:style-name="T36">J</text:span><text:span text:style-name="T55">umping</text:span></text:p>
      <text:p text:style-name="P230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8">Values:</text:p>
      <text:p text:style-name="P212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212"><text:span text:style-name="T52">O</text:span><text:span text:style-name="T54">verdrive</text:span><text:span text:style-name="T6">: </text:span><text:span text:style-name="T52">50</text:span></text:p>
      <text:p text:style-name="P212"><text:span text:style-name="T52">Character Arm Space</text:span><text:span text:style-name="T6">: </text:span><text:span text:style-name="T52">50</text:span></text:p>
      <text:p text:style-name="P212"><text:span text:style-name="T6">Trim: 7</text:span><text:span text:style-name="T54">3</text:span><text:span text:style-name="T48"> </text:span><text:span text:style-name="T6">total frames</text:span></text:p>
      <text:p text:style-name="P147">Mirror: false</text:p>
      <text:p text:style-name="P147"/>
      <text:h text:style-name="P269" text:outline-level="2"><text:soft-page-break/><text:span text:style-name="T77">J</text:span><text:span text:style-name="T90">ump Down B</text:span><text:span text:style-name="T91">ig </text:span><text:span text:style-name="T90">Ledge</text:span></text:h>
      <text:p text:style-name="P213"><text:span text:style-name="T65">Original Name:</text:span><text:span text:style-name="T4"> </text:span><text:span text:style-name="T36">J</text:span><text:span text:style-name="T55">umping</text:span></text:p>
      <text:p text:style-name="P231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9">Values:</text:p>
      <text:p text:style-name="P213"><text:span text:style-name="T54">Length</text:span><text:span text:style-name="T6">: </text:span><text:span text:style-name="T52">5</text:span><text:span text:style-name="T53">0</text:span></text:p>
      <text:p text:style-name="P213"><text:span text:style-name="T52">O</text:span><text:span text:style-name="T54">verdrive</text:span><text:span text:style-name="T6">: </text:span><text:span text:style-name="T52">50</text:span></text:p>
      <text:p text:style-name="P213"><text:span text:style-name="T52">Character Arm Space</text:span><text:span text:style-name="T6">: </text:span><text:span text:style-name="T52">50</text:span></text:p>
      <text:p text:style-name="P213"><text:span text:style-name="T6">Trim: 8</text:span><text:span text:style-name="T55">0</text:span><text:span text:style-name="T48"> </text:span><text:span text:style-name="T6">total frames</text:span></text:p>
      <text:p text:style-name="P148">Mirror: false</text:p>
      <text:p text:style-name="P148"/>
      <text:h text:style-name="P270" text:outline-level="2"><text:span text:style-name="T77">J</text:span><text:span text:style-name="T90">ump H</text:span><text:span text:style-name="T92">orizontal Run</text:span></text:h>
      <text:p text:style-name="P214"><text:span text:style-name="T65">Original Name:</text:span><text:span text:style-name="T4"> </text:span><text:span text:style-name="T36">R</text:span><text:span text:style-name="T56">unning Jump</text:span></text:p>
      <text:p text:style-name="P232"><text:a xlink:type="simple" xlink:href="https://www.mixamo.com/#/?page=1&amp;query=jump" text:style-name="Internet_20_link" text:visited-style-name="Visited_20_Internet_20_Link">https://www.mixamo.com/#/?page=1&amp;query=jump</text:a></text:p>
      <text:p text:style-name="P40">Values:</text:p>
      <text:p text:style-name="P214"><text:span text:style-name="T52">O</text:span><text:span text:style-name="T54">verdrive</text:span><text:span text:style-name="T6">: </text:span><text:span text:style-name="T52">50</text:span></text:p>
      <text:p text:style-name="P214"><text:span text:style-name="T52">Character Arm Space</text:span><text:span text:style-name="T6">: </text:span><text:span text:style-name="T52">50</text:span></text:p>
      <text:p text:style-name="P214"><text:span text:style-name="T6">Trim: 2</text:span><text:span text:style-name="T56">8</text:span><text:span text:style-name="T48"> </text:span><text:span text:style-name="T6">total frames</text:span></text:p>
      <text:p text:style-name="P149">Mirror: false</text:p>
      <text:p text:style-name="P149"/>
      <text:h text:style-name="P271" text:outline-level="2"><text:span text:style-name="T77">J</text:span><text:span text:style-name="T90">ump O</text:span><text:span text:style-name="T93">ver Small Obstacle</text:span></text:h>
      <text:p text:style-name="P215"><text:span text:style-name="T65">Original Name:</text:span><text:span text:style-name="T4"> </text:span><text:span text:style-name="T57">Jumping</text:span></text:p>
      <text:p text:style-name="P233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1">Values:</text:p>
      <text:p text:style-name="P215"><text:span text:style-name="T52">O</text:span><text:span text:style-name="T54">verdrive</text:span><text:span text:style-name="T6">: </text:span><text:span text:style-name="T52">50</text:span></text:p>
      <text:p text:style-name="P215"><text:span text:style-name="T52">Character Arm Space</text:span><text:span text:style-name="T6">: </text:span><text:span text:style-name="T52">50</text:span></text:p>
      <text:p text:style-name="P215"><text:span text:style-name="T6">Trim: 3</text:span><text:span text:style-name="T58">6</text:span><text:span text:style-name="T48"> </text:span><text:span text:style-name="T6">total frames</text:span></text:p>
      <text:p text:style-name="P150">Mirror: false</text:p>
      <text:p text:style-name="P150"/>
      <text:h text:style-name="P272" text:outline-level="2"><text:span text:style-name="T77">J</text:span><text:span text:style-name="T90">ump U</text:span><text:span text:style-name="T94">p </text:span><text:span text:style-name="T93">Small L</text:span><text:span text:style-name="T94">edge</text:span></text:h>
      <text:p text:style-name="P216"><text:span text:style-name="T65">Original Name:</text:span><text:span text:style-name="T4"> </text:span><text:span text:style-name="T57">Jumping</text:span></text:p>
      <text:p text:style-name="P234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2">Values:</text:p>
      <text:p text:style-name="P216"><text:span text:style-name="T52">S</text:span><text:span text:style-name="T59">tep height</text:span><text:span text:style-name="T6">: </text:span><text:span text:style-name="T52">50</text:span></text:p>
      <text:p text:style-name="P216"><text:span text:style-name="T52">O</text:span><text:span text:style-name="T54">verdrive</text:span><text:span text:style-name="T6">: </text:span><text:span text:style-name="T52">50</text:span></text:p>
      <text:p text:style-name="P216"><text:span text:style-name="T52">Character Arm Space</text:span><text:span text:style-name="T6">: </text:span><text:span text:style-name="T52">50</text:span></text:p>
      <text:p text:style-name="P216"><text:soft-page-break/><text:span text:style-name="T6">Trim: 3</text:span><text:span text:style-name="T58">8</text:span><text:span text:style-name="T48"> </text:span><text:span text:style-name="T6">total frames</text:span></text:p>
      <text:p text:style-name="P151">Mirror: false</text:p>
      <text:p text:style-name="P174"/>
      <text:p text:style-name="P174"/>
      <text:p text:style-name="P145"/>
      <text:p text:style-name="P173"/>
      <text:p text:style-name="P173"/>
      <text:p text:style-name="P117"/>
      <text:h text:style-name="Heading_20_2" text:outline-level="2"/>
      <text:h text:style-name="P253" text:outline-level="2"/>
      <text:p text:style-name="P108"/>
      <text:p text:style-name="P219"/>
      <text:p text:style-name="P102"/>
      <text:p text:style-name="P102"/>
      <text:p text:style-name="P44"/>
      <text:p text:style-name="P44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7T10:56:45.808000000</dc:date>
    <meta:editing-duration>PT7H31M32S</meta:editing-duration>
    <meta:editing-cycles>85</meta:editing-cycles>
    <meta:document-statistic meta:table-count="0" meta:image-count="0" meta:object-count="0" meta:page-count="21" meta:paragraph-count="506" meta:word-count="1539" meta:character-count="11599" meta:non-whitespace-character-count="10557"/>
  </office:meta>
</office:document-meta>
</file>